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353535" style:font-name="AppleSystemUIFont" fo:font-size="12pt" style:font-size-asian="12pt"/>
    </style:style>
    <style:style style:name="P2" style:family="paragraph" style:parent-style-name="Standard">
      <style:paragraph-properties fo:text-align="center" style:justify-single-word="false"/>
      <style:text-properties fo:color="#353535" style:font-name="AppleSystemUIFont" fo:font-size="12pt" style:font-size-asian="12pt"/>
    </style:style>
    <style:style style:name="P3" style:family="paragraph" style:parent-style-name="Standard">
      <style:text-properties fo:color="#353535" style:font-name="AppleSystemUIFont" fo:font-size="12pt" officeooo:rsid="0016ef3a" officeooo:paragraph-rsid="0016ef3a" style:font-size-asian="12pt"/>
    </style:style>
    <style:style style:name="P4" style:family="paragraph" style:parent-style-name="Standard">
      <style:text-properties fo:color="#353535" style:font-name="AppleSystemUIFont" fo:font-size="12pt" officeooo:rsid="001c9757" style:font-size-asian="12pt"/>
    </style:style>
    <style:style style:name="P5" style:family="paragraph" style:parent-style-name="Standard">
      <style:paragraph-properties fo:text-align="center" style:justify-single-word="false"/>
      <style:text-properties fo:color="#353535" style:font-name="AppleSystemUIFont" fo:font-size="12pt" style:text-underline-style="none" fo:font-weight="normal" officeooo:rsid="001b5df4" officeooo:paragraph-rsid="001b5df4" style:font-size-asian="12pt" style:font-weight-asian="normal" style:font-size-complex="12pt" style:font-weight-complex="normal"/>
    </style:style>
    <style:style style:name="P6" style:family="paragraph" style:parent-style-name="Standard">
      <style:text-properties fo:color="#353535" style:font-name="AppleSystemUIFont" fo:font-size="12pt" style:text-underline-style="solid" style:text-underline-width="auto" style:text-underline-color="font-color" fo:font-weight="bold" officeooo:rsid="00197724" officeooo:paragraph-rsid="00197724" style:font-size-asian="12pt" style:font-weight-asian="bold" style:font-weight-complex="bold"/>
    </style:style>
    <style:style style:name="P7" style:family="paragraph" style:parent-style-name="Standard">
      <style:paragraph-properties fo:text-align="center" style:justify-single-word="false"/>
      <style:text-properties fo:color="#353535" style:font-name="AppleSystemUIFont" fo:font-size="14pt" style:text-underline-style="none" fo:font-weight="normal" officeooo:rsid="001b5df4" officeooo:paragraph-rsid="001b5df4"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none" fo:font-weight="normal" officeooo:rsid="001b5df4" officeooo:paragraph-rsid="001b5df4" style:font-size-asian="14pt" style:font-weight-asian="normal" style:font-size-complex="14pt" style:font-weight-complex="normal"/>
    </style:style>
    <style:style style:name="P10" style:family="paragraph" style:parent-style-name="Standard" style:list-style-name="WWNum1"/>
    <style:style style:name="P11" style:family="paragraph" style:parent-style-name="Standard" style:list-style-name="WWNum1">
      <style:text-properties fo:color="#353535" style:font-name="AppleSystemUIFont" fo:font-size="12pt" style:font-size-asian="12pt"/>
    </style:style>
    <style:style style:name="P12" style:family="paragraph" style:parent-style-name="Standard" style:list-style-name="WWNum1">
      <style:text-properties fo:color="#353535" style:font-name="AppleSystemUIFont" fo:font-size="12pt" officeooo:rsid="0016ef3a" officeooo:paragraph-rsid="0016ef3a" style:font-size-asian="12pt"/>
    </style:style>
    <style:style style:name="P13" style:family="paragraph" style:parent-style-name="Standard" style:list-style-name="WWNum1">
      <style:text-properties fo:color="#353535" style:font-name="AppleSystemUIFont" fo:font-size="12pt" officeooo:rsid="00197724" officeooo:paragraph-rsid="00197724" style:font-size-asian="12pt"/>
    </style:style>
    <style:style style:name="P14" style:family="paragraph" style:parent-style-name="Standard" style:list-style-name="WWNum2">
      <style:text-properties fo:color="#353535" style:font-name="AppleSystemUIFont" fo:font-size="12pt" style:font-size-asian="12pt"/>
    </style:style>
    <style:style style:name="P15" style:family="paragraph" style:parent-style-name="Standard" style:list-style-name="WWNum2">
      <style:text-properties fo:color="#353535" style:font-name="AppleSystemUIFont" fo:font-size="12pt" officeooo:rsid="001b5df4" officeooo:paragraph-rsid="001b5df4" style:font-size-asian="12pt"/>
    </style:style>
    <style:style style:name="P16" style:family="paragraph" style:parent-style-name="Standard" style:list-style-name="WWNum2">
      <style:text-properties fo:color="#353535" style:font-name="AppleSystemUIFont" fo:font-size="12pt" officeooo:rsid="001c9757" officeooo:paragraph-rsid="001c9757" style:font-size-asian="12pt"/>
    </style:style>
    <style:style style:name="P17" style:family="paragraph" style:parent-style-name="Standard" style:list-style-name="WWNum3">
      <style:text-properties fo:color="#353535" style:font-name="AppleSystemUIFont" fo:font-size="12pt" officeooo:rsid="001c9757" officeooo:paragraph-rsid="001c9757" style:font-size-asian="12pt"/>
    </style:style>
    <style:style style:name="P18" style:family="paragraph" style:parent-style-name="Standard" style:list-style-name="WWNum3">
      <style:text-properties fo:color="#353535" style:font-name="AppleSystemUIFont" fo:font-size="12pt" style:font-size-asian="12pt"/>
    </style:style>
    <style:style style:name="P19" style:family="paragraph" style:parent-style-name="Standard" style:list-style-name="WWNum3">
      <style:text-properties fo:color="#353535" style:font-name="AppleSystemUIFont" fo:font-size="12pt" officeooo:paragraph-rsid="001c9757" style:font-size-asian="12pt"/>
    </style:style>
    <style:style style:name="P20" style:family="paragraph" style:parent-style-name="Standard" style:list-style-name="WWNum3">
      <style:text-properties fo:color="#353535" style:font-name="AppleSystemUIFont" fo:font-size="12pt" officeooo:rsid="001fdc98" officeooo:paragraph-rsid="001fdc98" style:font-size-asian="12pt"/>
    </style:style>
    <style:style style:name="P21" style:family="paragraph" style:parent-style-name="Standard" style:list-style-name="WWNum1">
      <style:text-properties officeooo:rsid="0016ef3a" officeooo:paragraph-rsid="00197724"/>
    </style:style>
    <style:style style:name="P22" style:family="paragraph" style:parent-style-name="Standard" style:list-style-name="WWNum1">
      <style:text-properties officeooo:rsid="001d7abe" officeooo:paragraph-rsid="001d7abe"/>
    </style:style>
    <style:style style:name="P23" style:family="paragraph" style:parent-style-name="Standard" style:list-style-name="WWNum1">
      <style:text-properties officeooo:rsid="00197724" officeooo:paragraph-rsid="00197724"/>
    </style:style>
    <style:style style:name="P24" style:family="paragraph" style:parent-style-name="Standard" style:list-style-name="WWNum2"/>
    <style:style style:name="T1" style:family="text">
      <style:text-properties fo:color="#353535" style:font-name="AppleSystemUIFont"/>
    </style:style>
    <style:style style:name="T2" style:family="text">
      <style:text-properties fo:color="#353535" style:font-name="AppleSystemUIFont" fo:font-size="12pt" style:font-size-asian="12pt"/>
    </style:style>
    <style:style style:name="T3" style:family="text">
      <style:text-properties fo:color="#353535" style:font-name="AppleSystemUIFont" fo:font-size="12pt" officeooo:rsid="0016ef3a" style:font-size-asian="12pt"/>
    </style:style>
    <style:style style:name="T4" style:family="text">
      <style:text-properties fo:color="#353535" style:font-name="AppleSystemUIFont" fo:font-size="12pt" officeooo:rsid="00197724" style:font-size-asian="12pt"/>
    </style:style>
    <style:style style:name="T5" style:family="text">
      <style:text-properties fo:color="#353535" style:font-name="AppleSystemUIFont" fo:font-size="12pt" officeooo:rsid="001b5df4" style:font-size-asian="12pt"/>
    </style:style>
    <style:style style:name="T6" style:family="text">
      <style:text-properties fo:color="#353535" style:font-name="AppleSystemUIFont" fo:font-size="12pt" officeooo:rsid="001c9757" style:font-size-asian="12pt"/>
    </style:style>
    <style:style style:name="T7" style:family="text">
      <style:text-properties fo:color="#353535" style:font-name="AppleSystemUIFont" officeooo:rsid="001b5df4"/>
    </style:style>
    <style:style style:name="T8" style:family="text">
      <style:text-properties officeooo:rsid="001d7abe"/>
    </style:style>
    <style:style style:name="T9" style:family="text">
      <style:text-properties officeooo:rsid="001fdc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samtstufen-Konfer</text:span><text:span text:style-name="T7">en</text:span><text:span text:style-name="T1">z</text:span></text:p>
      <text:p text:style-name="P7">der</text:p>
      <text:p text:style-name="P7">Fröbelschule Offenbach</text:p>
      <text:p text:style-name="P7"/>
      <text:p text:style-name="P9"><text:span text:style-name="T2">am </text:span><text:span text:style-name="T3">06</text:span><text:span text:style-name="T2">. </text:span><text:span text:style-name="T3">Juni</text:span><text:span text:style-name="T2"> 2018</text:span></text:p>
      <text:p text:style-name="P7"/>
      <text:p text:style-name="P5">Bericht des IT-Beauftragten</text:p>
      <text:p text:style-name="P2"/>
      <text:p text:style-name="P2"/>
      <text:p text:style-name="P1"/>
      <text:p text:style-name="P6">Neuerungen</text:p>
      <text:p text:style-name="P6"/>
      <text:list xml:id="list695773406" text:style-name="WWNum1">
        <text:list-item>
          <text:p text:style-name="P11">WLAN</text:p>
          <text:p text:style-name="P12"><text:span text:style-name="T9">Ein Großteil der</text:span> Räume <text:span text:style-name="T9">im Hauptgebäude</text:span> sind an das WLAN angebunden. Die SSID ist „FS-Hotspot“. Das Passwort ist „Froebel_2017“. Der Zugang über FS-HOTSPOT-1 ist nach wie vor aktiv. <text:span text:style-name="T9">Eine Rückmeldung der einzelnen Klassen über die Verbindungsqualität ist erwünscht. Bitte in kurzer schriftlicher Form an it.froebel@gmail.com</text:span></text:p>
          <text:p text:style-name="P12">Die Anbindung der restlichen Klassenräume wird über die Sommerferien angestrebt.</text:p>
        </text:list-item>
      </text:list>
      <text:p text:style-name="P3"/>
      <text:list xml:id="list193618181896503" text:continue-numbering="true" text:style-name="WWNum1">
        <text:list-item>
          <text:p text:style-name="P11">PC im Lehrerzimmer</text:p>
          <text:p text:style-name="P12">Im Lehrerzimmer steht ein PC für unterrichtsvorbereitende Arbeiten und Bürotätigkeiten der Lehre zur Verfügung. Er ist an das www, das Intranet der Schule und damit an die freigegebenen Ordner auf FSUSERV und die Drucker angebunden. Wünsche und Anregungen diese<text:span text:style-name="T8">n</text:span> Rechner betreffend bitte an meine e-Mail Adresse: <text:span text:style-name="T8">it.froebel@gmail.com</text:span></text:p>
          <text:p text:style-name="P12"/>
        </text:list-item>
        <text:list-item>
          <text:p text:style-name="P11">Drucker</text:p>
          <text:p text:style-name="P21"><text:span text:style-name="T2">Im Besprechungsraum sind ein schwarz/weiß Drucker und ein Farbdrucker durch das Schulamt bereitgestellt worden. Diese Drucker sind über das lokale Netzwerk erreichbar. Drucken können alle Geräte, die auch im LAN eingewählt sind. Treiber für die Geräte gibt es für alle gängigen Betriebssysteme, also für iOS, MS-Windows und Android. </text:span><text:span text:style-name="T4">Mit anderen Worten: Das Drucken ist sowohl von den PCs als auch von den mobilen Geräten, wie den Laptops und den Ipads, aber auch von den privaten Mobiltelefonen der Lehrer vorgesehen. </text:span></text:p>
          <text:p text:style-name="P22"><text:span text:style-name="T4">B</text:span><text:span text:style-name="T2">ITTE STANDARDMÄSSIG IMMER DEN SCHWARZ/WEISS DRUCKER VERWENDEN!!!!!</text:span></text:p>
          <text:p text:style-name="P13"/>
          <text:p text:style-name="P13">ACHTUNG!</text:p>
          <text:p text:style-name="P23"><text:span text:style-name="T4">E</text:span><text:span text:style-name="T2">s gibt keine technische Einschränkung auf die Druckdienste. Der einzige Schutz vor Missbrauch durch Dritte ist der Passwortschutz des WLAN-Zugangs.</text:span></text:p>
          <text:p text:style-name="P12"/>
          <text:list>
            <text:list-item>
              <text:p text:style-name="P11">Druckerpatronen</text:p>
              <text:p text:style-name="P13">Frau Hoffmann hat bereits auf die enormen Kosten hingewiesen, die für die Unterhaltung der Drucker anfallen. Für die Druckpatronen des Farbdruckers sind dies mehrere Hundert Euro. Sie hat auch darauf hingewiesen, dass ihr bisher nicht bekannt ist, wer für diese Kosten aufkommt.</text:p>
              <text:p text:style-name="P13">Im Lehrerkollegium ist die Idee einer Drucker- und Kopierkasse zu diskutieren.</text:p>
              <text:p text:style-name="P13"/>
            </text:list-item>
            <text:list-item>
              <text:p text:style-name="P11">Stromsparmodus</text:p>
              <text:list>
                <text:list-item>
                  <text:p text:style-name="P11">Leistungsaufnahme von 6.1 Watt</text:p>
                </text:list-item>
                <text:list-item>
                  <text:p text:style-name="P11">1 Jahr Dauerbetrieb entspricht 4kWh</text:p>
                  <text:list>
                    <text:list-item>
                      <text:p text:style-name="P11">0.80 €</text:p>
                    </text:list-item>
                    <text:list-item>
                      <text:p text:style-name="P11"><text:soft-page-break/>1-2 Waschgänge</text:p>
                    </text:list-item>
                  </text:list>
                </text:list-item>
                <text:list-item>
                  <text:p text:style-name="P11">Bitte nicht ausschalten!!!</text:p>
                </text:list-item>
              </text:list>
            </text:list-item>
            <text:list-item>
              <text:p text:style-name="P11">Papier liegt im Besprechungsraum oben auf den Regalen</text:p>
            </text:list-item>
          </text:list>
        </text:list-item>
      </text:list>
      <text:p text:style-name="P1"/>
      <text:list xml:id="list193618777274827" text:continue-numbering="true" text:style-name="WWNum1">
        <text:list-item>
          <text:p text:style-name="P11">Klassen-PCs</text:p>
          <text:p text:style-name="P13">Folgende Klassen sind mit neuen PCs ausgestattet worden:</text:p>
          <text:list>
            <text:list-item>
              <text:p text:style-name="P11">Loria, Pfad und Rupp</text:p>
            </text:list-item>
            <text:list-item>
              <text:p text:style-name="P11">Weiss und Schirmer sind derzeit leider nicht funktionsfähig</text:p>
            </text:list-item>
          </text:list>
        </text:list-item>
        <text:list-item>
          <text:p text:style-name="P11">Website</text:p>
          <text:list>
            <text:list-header>
              <text:p text:style-name="P10"><text:span text:style-name="T2">Es ist geplant, die Website zu einem Provider des Stadtschulamtes umzuziehen. </text:span><text:span text:style-name="T4">Die Vorbereitungen dafür sind soweit abgeschlossen. Wir warten derzeit auf Rückmeldung von dem derzeitigen Provider</text:span></text:p>
            </text:list-header>
          </text:list>
        </text:list-item>
      </text:list>
      <text:p text:style-name="P1"/>
      <text:p text:style-name="P1">IPADs</text:p>
      <text:list xml:id="list3514080145" text:style-name="WWNum2">
        <text:list-item>
          <text:p text:style-name="P14">Bitte Ordnung halten!</text:p>
          <text:p text:style-name="P15">Auch wichtig, wenn Integrationsassistenten die IPADs hohlen</text:p>
          <text:p text:style-name="P15"/>
        </text:list-item>
        <text:list-item>
          <text:p text:style-name="P14">Speicherverwaltung</text:p>
          <text:list>
            <text:list-header>
              <text:p text:style-name="P15">Es gab Anfragen, die eine Einschränkung der Funktionsfähigkeit, insbesondere in Bezug auf das Installieren neuer Apps, und die Reaktionsgeschwindigkeit der Geräte betraf. Der Grund hierfür kann sein und ist häufig, dass der Speicher vollgelaufen ist.</text:p>
              <text:p text:style-name="P15">Dem kann man begegnen, indem man folgende Interventionen startet:</text:p>
              <text:p text:style-name="P15"/>
            </text:list-header>
            <text:list-item>
              <text:p text:style-name="P24"><text:span text:style-name="T2">Bilder und Videos sollten möglichst schnell auf einem Archiv gespeichert werden, insbesondere wegen drohendem Datenverlust. </text:span><text:span text:style-name="T5">Ein solches Archiv muss derzeit von den Lehrern privat und entsprechend der Datenschutzverordnungen gehalten werden. Soweit mir bekannt ist gelten hier für die Schulen eigene Bestimmungen. Wer sich absichern möchte, muss mit der Rechstabteilung des Stadtschulamtes Verbindung aufnehmen und </text:span><text:span text:style-name="T6">die Verantwortlichkeiten klären.</text:span></text:p>
            </text:list-item>
            <text:list-item>
              <text:p text:style-name="P14">Apps können ausgelagert werden</text:p>
              <text:p text:style-name="P14"/>
            </text:list-item>
          </text:list>
        </text:list-item>
        <text:list-item>
          <text:p text:style-name="P14">Zentrale Verwaltung</text:p>
          <text:list>
            <text:list-header>
              <text:p text:style-name="P16">Wir arbeiten derzeit intensiv an einem Konzept für eine zentrale Verwaltung der Ipads. Konfigurationen sollen übertragbar sein und die Rechte eingeschränkt. Dies ist notwendig um einerseits den Aufwand so gering wie möglich zu halten und andererseits um z.B. Änderungen durch Unbefugte, wie z.B. Schülern, vorzubeugen.</text:p>
              <text:p text:style-name="P16"/>
            </text:list-header>
            <text:list-item>
              <text:p text:style-name="P14">IPAD-Koffer</text:p>
              <text:p text:style-name="P16">Die IPads aus dem Koffer sind zentral verwaltet und können als „Klassensatz“ verwendet werden. Wünsche und Anregungen die Bestückung betreffend, bitte per e-Mail an mich: <text:span text:style-name="T8">it.froebel@gmail.com</text:span></text:p>
            </text:list-item>
          </text:list>
        </text:list-item>
      </text:list>
      <text:p text:style-name="P1"/>
      <text:p text:style-name="P1">Medienkonzept</text:p>
      <text:p text:style-name="P4"/>
      <text:p text:style-name="P4">Derzeit laufen hessenweit verschiedene Projekte, die den Schulen dabei helfen sollen, ihre eigenen Medienkonzepte zu entwickeln.</text:p>
      <text:p text:style-name="P4"/>
      <text:list xml:id="list3797009527" text:style-name="WWNum3">
        <text:list-item>
          <text:p text:style-name="P19">Grundidee</text:p>
          <text:list>
            <text:list-item>
              <text:p text:style-name="P18">Referenz für die Eltern</text:p>
            </text:list-item>
            <text:list-item>
              <text:p text:style-name="P18">Finanzierung neuer Geräte</text:p>
            </text:list-item>
            <text:list-item>
              <text:p text:style-name="P18">Hilfestellung für Stufen- und Klassenkonzepte</text:p>
            </text:list-item>
          </text:list>
          <text:p text:style-name="P18"/>
        </text:list-item>
        <text:list-item>
          <text:p text:style-name="P18"><text:soft-page-break/>Ausschuss</text:p>
          <text:list>
            <text:list-item>
              <text:p text:style-name="P18">Offen für alle</text:p>
            </text:list-item>
            <text:list-item>
              <text:p text:style-name="P18">Sankovsky, Schirmer, Eitel, Weiss und Knoke</text:p>
            </text:list-item>
            <text:list-item>
              <text:p text:style-name="P20">Referendare können die Teilnahme einbringen</text:p>
              <text:p text:style-name="P18"/>
            </text:list-item>
          </text:list>
        </text:list-item>
        <text:list-item>
          <text:p text:style-name="P18">Wichtige Fragen</text:p>
          <text:list>
            <text:list-item>
              <text:p text:style-name="P18">Datenschutz</text:p>
            </text:list-item>
            <text:list-item>
              <text:p text:style-name="P18">Datensicherheit</text:p>
            </text:list-item>
            <text:list-item>
              <text:p text:style-name="P18">Passwörter</text:p>
            </text:list-item>
            <text:list-item>
              <text:p text:style-name="P18">Zugänglichkeit von Ressourcen (WLAN)</text:p>
              <text:list>
                <text:list-item>
                  <text:p text:style-name="P18">Lehrer</text:p>
                </text:list-item>
                <text:list-item>
                  <text:p text:style-name="P18">Schüler</text:p>
                </text:list-item>
                <text:list-item>
                  <text:p text:style-name="P18">Mitarbeiter</text:p>
                </text:list-item>
              </text:list>
            </text:list-item>
            <text:list-item>
              <text:p text:style-name="P17">IPad-Koffer </text:p>
              <text:list>
                <text:list-item>
                  <text:p text:style-name="P17">Verwendung</text:p>
                </text:list-item>
                <text:list-item>
                  <text:p text:style-name="P17">Bestückung</text:p>
                </text:list-item>
              </text:list>
            </text:list-item>
            <text:list-item>
              <text:p text:style-name="P17">Interaktive Tafel</text:p>
              <text:list>
                <text:list-item>
                  <text:p text:style-name="P17">Verwendung</text:p>
                </text:list-item>
                <text:list-item>
                  <text:p text:style-name="P17">Bestückung</text:p>
                </text:list-item>
              </text:list>
            </text:list-item>
            <text:list-item>
              <text:p text:style-name="P17">Neuanschaffungen</text:p>
              <text:list>
                <text:list-item>
                  <text:p text:style-name="P17">Geräte</text:p>
                </text:list-item>
                <text:list-item>
                  <text:p text:style-name="P17">Infrastruktu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1:44:31.236631971</meta:creation-date>
    <dc:date>2018-06-21T19:35:48.655054060</dc:date>
    <meta:editing-duration>P1DT5H4M24S</meta:editing-duration>
    <meta:editing-cycles>4</meta:editing-cycles>
    <meta:generator>LibreOffice/5.4.6.2$MacOSX_X86_64 LibreOffice_project/4014ce260a04f1026ba855d3b8d91541c224eab8</meta:generator>
    <meta:print-date>2018-06-20T14:46:36.330959581</meta:print-date>
    <meta:document-statistic meta:table-count="0" meta:image-count="0" meta:object-count="0" meta:page-count="3" meta:paragraph-count="81" meta:word-count="683" meta:character-count="4572" meta:non-whitespace-character-count="4030"/>
  </office:meta>
</office:document-meta>
</file>